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1cm" fo:min-width="7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2.203cm"/>
    </style:style>
    <style:style style:name="gr8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8cm" fo:min-width="6.1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6.3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95cm" fo:min-width="7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8cm" fo:min-width="7.109cm"/>
    </style:style>
    <style:style style:name="gr14" style:family="graphic" style:parent-style-name="standard">
      <style:graphic-properties draw:fill="solid" draw:fill-color="#ffffff" draw:textarea-horizontal-align="center" draw:textarea-vertical-align="middle"/>
    </style:style>
    <style:style style:name="gr1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2cm" fo:min-width="7.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095cm"/>
    </style:style>
    <style:style style:name="gr18" style:family="graphic" style:parent-style-name="standard">
      <style:graphic-properties draw:fill="solid" draw:fill-color="#ffffff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5cm" fo:min-width="15.5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2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1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.03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5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style:paragraph-properties fo:margin-left="0cm" fo:margin-right="0cm" fo:text-align="justify" fo:text-indent="0cm"/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9" style:family="paragraph">
      <style:paragraph-properties fo:margin-left="0.6cm" fo:margin-right="0cm" fo:text-indent="-0.6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text-style-name="P1" draw:id="id20" draw:layer="layout" svg:width="17cm" svg:height="13.867cm" svg:x="26.527cm" svg:y="10.633cm">
          <draw:image xlink:href="../../../../p2pse/Tese/Fig/WhiteCloud.wmf" xlink:type="simple" xlink:show="embed" xlink:actuate="onLoad">
            <text:p/>
          </draw:image>
        </draw:frame>
        <draw:frame draw:style-name="gr2" draw:text-style-name="P1" draw:layer="layout" svg:width="3.5cm" svg:height="5cm" svg:x="7.049cm" svg:y="1.632cm">
          <draw:image xlink:href="../../../../p2pse/Tese/Fig/Server.wmf" xlink:type="simple" xlink:show="embed" xlink:actuate="onLoad">
            <text:p/>
          </draw:image>
        </draw:frame>
        <draw:frame draw:style-name="gr1" draw:text-style-name="P1" draw:id="id8" draw:layer="layout" svg:width="2.321cm" svg:height="2cm" svg:x="4.228cm" svg:y="18.633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id="id5" draw:layer="layout" svg:width="2.321cm" svg:height="2cm" svg:x="6.726cm" svg:y="21.133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id="id7" draw:layer="layout" svg:width="2.321cm" svg:height="2cm" svg:x="12.048cm" svg:y="18.633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id="id1" draw:layer="layout" svg:width="2.321cm" svg:height="2cm" svg:x="6.726cm" svg:y="14.133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id="id2" draw:layer="layout" svg:width="2.321cm" svg:height="2cm" svg:x="9.548cm" svg:y="21.133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id="id3" draw:layer="layout" svg:width="2.321cm" svg:height="2cm" svg:x="9.548cm" svg:y="14.133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id="id4" draw:layer="layout" svg:width="2.321cm" svg:height="2cm" svg:x="12.048cm" svg:y="16.135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id="id6" draw:layer="layout" svg:width="2.321cm" svg:height="2cm" svg:x="4.228cm" svg:y="16.135cm">
          <draw:image xlink:href="../../../../p2pse/Tese/Fig/Diagrama1.wmf" xlink:type="simple" xlink:show="embed" xlink:actuate="onLoad">
            <text:p/>
          </draw:image>
        </draw:frame>
        <draw:connector draw:style-name="gr3" draw:text-style-name="P1" draw:layer="layout" draw:type="line" svg:x1="7.886cm" svg:y1="16.133cm" svg:x2="10.708cm" svg:y2="21.133cm" draw:start-shape="id1" draw:start-glue-point="2" draw:end-shape="id2" draw:end-glue-point="0" svg:d="m7886 16133 2822 5000">
          <text:p/>
        </draw:connector>
        <draw:connector draw:style-name="gr3" draw:text-style-name="P1" draw:layer="layout" draw:type="line" svg:x1="10.708cm" svg:y1="16.133cm" svg:x2="10.708cm" svg:y2="21.133cm" draw:start-shape="id3" draw:start-glue-point="2" draw:end-shape="id2" draw:end-glue-point="0" svg:d="m10708 16133v5000">
          <text:p/>
        </draw:connector>
        <draw:connector draw:style-name="gr3" draw:text-style-name="P1" draw:layer="layout" draw:type="line" svg:x1="12.048cm" svg:y1="17.135cm" svg:x2="7.886cm" svg:y2="21.133cm" draw:start-shape="id4" draw:end-shape="id5" draw:end-glue-point="0" svg:d="m12048 17135-4162 3998">
          <text:p/>
        </draw:connector>
        <draw:connector draw:style-name="gr3" draw:text-style-name="P1" draw:layer="layout" draw:type="line" svg:x1="6.549cm" svg:y1="17.135cm" svg:x2="12.048cm" svg:y2="19.633cm" draw:start-shape="id6" draw:end-shape="id7" draw:end-glue-point="3" svg:d="m6549 17135 5499 2498">
          <text:p/>
        </draw:connector>
        <draw:connector draw:style-name="gr3" draw:text-style-name="P1" draw:layer="layout" draw:type="line" svg:x1="6.549cm" svg:y1="19.633cm" svg:x2="12.048cm" svg:y2="17.135cm" draw:start-shape="id8" draw:start-glue-point="1" draw:end-shape="id4" draw:end-glue-point="3" svg:d="m6549 19633 5499-2498">
          <text:p/>
        </draw:connector>
        <draw:connector draw:style-name="gr3" draw:text-style-name="P1" draw:layer="layout" draw:type="line" svg:x1="7.886cm" svg:y1="21.133cm" svg:x2="7.886cm" svg:y2="16.133cm" draw:start-shape="id5" draw:end-shape="id1" draw:end-glue-point="2" svg:d="m7886 21133v-5000">
          <text:p/>
        </draw:connector>
        <draw:connector draw:style-name="gr3" draw:text-style-name="P1" draw:layer="layout" draw:type="line" svg:x1="6.549cm" svg:y1="17.135cm" svg:x2="12.048cm" svg:y2="17.135cm" draw:start-shape="id6" draw:end-shape="id4" svg:d="m6549 17135h5499">
          <text:p/>
        </draw:connector>
        <draw:connector draw:style-name="gr3" draw:text-style-name="P1" draw:layer="layout" draw:type="line" svg:x1="6.549cm" svg:y1="19.633cm" svg:x2="12.048cm" svg:y2="19.633cm" draw:start-shape="id8" draw:start-glue-point="1" draw:end-shape="id7" draw:end-glue-point="3" svg:d="m6549 19633h5499">
          <text:p/>
        </draw:connector>
        <draw:connector draw:style-name="gr3" draw:text-style-name="P1" draw:layer="layout" draw:type="line" svg:x1="7.886cm" svg:y1="21.133cm" svg:x2="6.549cm" svg:y2="19.633cm" draw:start-shape="id5" draw:start-glue-point="0" draw:end-shape="id8" draw:end-glue-point="1" svg:d="m7886 21133-1337-1500">
          <text:p/>
        </draw:connector>
        <draw:connector draw:style-name="gr3" draw:text-style-name="P1" draw:layer="layout" draw:type="line" svg:x1="6.549cm" svg:y1="17.135cm" svg:x2="7.886cm" svg:y2="16.133cm" draw:start-shape="id6" draw:end-shape="id1" draw:end-glue-point="2" svg:d="m6549 17135 1337-1002">
          <text:p/>
        </draw:connector>
        <draw:connector draw:style-name="gr3" draw:text-style-name="P1" draw:layer="layout" draw:type="line" svg:x1="10.708cm" svg:y1="16.133cm" svg:x2="12.048cm" svg:y2="17.135cm" draw:start-shape="id3" draw:start-glue-point="2" draw:end-shape="id4" draw:end-glue-point="3" svg:d="m10708 16133 1340 1002">
          <text:p/>
        </draw:connector>
        <draw:connector draw:style-name="gr3" draw:text-style-name="P1" draw:layer="layout" draw:type="line" svg:x1="12.048cm" svg:y1="19.633cm" svg:x2="10.708cm" svg:y2="21.133cm" draw:start-shape="id7" draw:start-glue-point="3" draw:end-shape="id2" draw:end-glue-point="0" svg:d="m12048 19633-1340 1500">
          <text:p/>
        </draw:connector>
        <draw:connector draw:style-name="gr3" draw:text-style-name="P1" draw:layer="layout" draw:type="line" svg:x1="7.886cm" svg:y1="21.133cm" svg:x2="10.708cm" svg:y2="21.133cm" draw:start-shape="id5" draw:start-glue-point="0" draw:end-shape="id2" draw:end-glue-point="0" svg:d="m7886 21133h2822">
          <text:p/>
        </draw:connector>
        <draw:connector draw:style-name="gr3" draw:text-style-name="P1" draw:layer="layout" draw:type="line" svg:x1="7.886cm" svg:y1="16.133cm" svg:x2="10.708cm" svg:y2="16.133cm" draw:start-shape="id1" draw:start-glue-point="2" draw:end-shape="id3" draw:end-glue-point="2" svg:d="m7886 16133h2822">
          <text:p/>
        </draw:connector>
        <draw:connector draw:style-name="gr3" draw:text-style-name="P1" draw:layer="layout" draw:type="line" svg:x1="10.708cm" svg:y1="16.133cm" svg:x2="7.886cm" svg:y2="21.133cm" draw:start-shape="id3" draw:start-glue-point="2" draw:end-shape="id5" draw:end-glue-point="0" svg:d="m10708 16133-2822 5000">
          <text:p/>
        </draw:connector>
        <draw:connector draw:style-name="gr3" draw:text-style-name="P1" draw:layer="layout" draw:type="line" svg:x1="10.708cm" svg:y1="21.133cm" svg:x2="6.549cm" svg:y2="17.135cm" draw:start-shape="id2" draw:start-glue-point="0" draw:end-shape="id6" draw:end-glue-point="1" svg:d="m10708 21133-4159-3998">
          <text:p/>
        </draw:connector>
        <draw:connector draw:style-name="gr3" draw:text-style-name="P1" draw:layer="layout" draw:type="line" svg:x1="6.549cm" svg:y1="19.633cm" svg:x2="6.549cm" svg:y2="17.135cm" draw:start-shape="id8" draw:start-glue-point="1" draw:end-shape="id6" draw:end-glue-point="1" svg:d="m6549 19633v-2498">
          <text:p/>
        </draw:connector>
        <draw:connector draw:style-name="gr3" draw:text-style-name="P1" draw:layer="layout" draw:type="line" svg:x1="12.048cm" svg:y1="19.633cm" svg:x2="12.048cm" svg:y2="17.135cm" draw:start-shape="id7" draw:start-glue-point="3" draw:end-shape="id4" draw:end-glue-point="3" svg:d="m12048 19633v-2498">
          <text:p/>
        </draw:connector>
        <draw:connector draw:style-name="gr3" draw:text-style-name="P1" draw:layer="layout" draw:type="line" svg:x1="12.048cm" svg:y1="17.135cm" svg:x2="10.708cm" svg:y2="21.133cm" draw:start-shape="id4" draw:end-shape="id2" draw:end-glue-point="0" svg:d="m12048 17135-1340 3998">
          <text:p/>
        </draw:connector>
        <draw:connector draw:style-name="gr3" draw:text-style-name="P1" draw:layer="layout" draw:type="line" svg:x1="6.549cm" svg:y1="17.135cm" svg:x2="7.886cm" svg:y2="21.133cm" draw:start-shape="id6" draw:end-shape="id5" draw:end-glue-point="0" svg:d="m6549 17135 1337 3998">
          <text:p/>
        </draw:connector>
        <draw:connector draw:style-name="gr3" draw:text-style-name="P1" draw:layer="layout" draw:type="line" svg:x1="6.549cm" svg:y1="19.633cm" svg:x2="7.886cm" svg:y2="16.133cm" draw:start-shape="id8" draw:start-glue-point="1" draw:end-shape="id1" draw:end-glue-point="2" svg:d="m6549 19633 1337-3500">
          <text:p/>
        </draw:connector>
        <draw:connector draw:style-name="gr3" draw:text-style-name="P1" draw:layer="layout" draw:type="line" svg:x1="12.048cm" svg:y1="19.633cm" svg:x2="10.708cm" svg:y2="16.133cm" draw:start-shape="id7" draw:start-glue-point="3" draw:end-shape="id3" draw:end-glue-point="2" svg:d="m12048 19633-1340-3500">
          <text:p/>
        </draw:connector>
        <draw:connector draw:style-name="gr3" draw:text-style-name="P1" draw:layer="layout" draw:type="line" svg:x1="7.886cm" svg:y1="21.133cm" svg:x2="12.048cm" svg:y2="19.633cm" draw:start-shape="id5" draw:start-glue-point="0" draw:end-shape="id7" svg:d="m7886 21133 4162-1500">
          <text:p/>
        </draw:connector>
        <draw:connector draw:style-name="gr3" draw:text-style-name="P1" draw:layer="layout" draw:type="line" svg:x1="10.708cm" svg:y1="21.133cm" svg:x2="6.549cm" svg:y2="19.633cm" draw:start-shape="id2" draw:start-glue-point="0" draw:end-shape="id8" draw:end-glue-point="1" svg:d="m10708 21133-4159-1500">
          <text:p/>
        </draw:connector>
        <draw:connector draw:style-name="gr3" draw:text-style-name="P1" draw:layer="layout" draw:type="line" svg:x1="12.048cm" svg:y1="17.135cm" svg:x2="7.886cm" svg:y2="16.133cm" draw:start-shape="id4" draw:start-glue-point="3" draw:end-shape="id1" draw:end-glue-point="2" svg:d="m12048 17135-4162-1002">
          <text:p/>
        </draw:connector>
        <draw:connector draw:style-name="gr3" draw:text-style-name="P1" draw:layer="layout" draw:type="line" svg:x1="6.549cm" svg:y1="17.135cm" svg:x2="10.708cm" svg:y2="16.133cm" draw:start-shape="id6" draw:end-shape="id3" draw:end-glue-point="2" svg:d="m6549 17135 4159-1002">
          <text:p/>
        </draw:connector>
        <draw:connector draw:style-name="gr3" draw:text-style-name="P1" draw:layer="layout" draw:type="line" svg:x1="6.549cm" svg:y1="19.633cm" svg:x2="10.708cm" svg:y2="16.133cm" draw:start-shape="id8" draw:end-shape="id3" draw:end-glue-point="2" svg:d="m6549 19633 4159-3500">
          <text:p/>
        </draw:connector>
        <draw:connector draw:style-name="gr3" draw:text-style-name="P1" draw:layer="layout" draw:type="line" svg:x1="12.048cm" svg:y1="19.633cm" svg:x2="7.886cm" svg:y2="16.133cm" draw:start-shape="id7" draw:start-glue-point="3" draw:end-shape="id1" draw:end-glue-point="2" svg:d="m12048 19633-4162-3500">
          <text:p/>
        </draw:connector>
        <draw:frame draw:style-name="gr1" draw:text-style-name="P1" draw:id="id11" draw:layer="layout" svg:width="2.321cm" svg:height="2cm" svg:x="6.728cm" svg:y="10.633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id="id12" draw:layer="layout" svg:width="2.321cm" svg:height="2cm" svg:x="9.549cm" svg:y="10.633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id="id9" draw:layer="layout" svg:width="2.321cm" svg:height="2cm" svg:x="6.728cm" svg:y="24.633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id="id10" draw:layer="layout" svg:width="2.321cm" svg:height="2cm" svg:x="9.549cm" svg:y="24.633cm">
          <draw:image xlink:href="../../../../p2pse/Tese/Fig/Diagrama1.wmf" xlink:type="simple" xlink:show="embed" xlink:actuate="onLoad">
            <text:p/>
          </draw:image>
        </draw:frame>
        <draw:connector draw:style-name="gr3" draw:text-style-name="P1" draw:layer="layout" draw:type="line" svg:x1="7.886cm" svg:y1="23.133cm" svg:x2="7.888cm" svg:y2="24.633cm" draw:start-shape="id5" draw:start-glue-point="2" draw:end-shape="id9" draw:end-glue-point="0" svg:d="m7886 23133 2 1500">
          <text:p/>
        </draw:connector>
        <draw:connector draw:style-name="gr3" draw:text-style-name="P1" draw:layer="layout" draw:type="line" svg:x1="10.708cm" svg:y1="23.133cm" svg:x2="10.709cm" svg:y2="24.633cm" draw:start-shape="id2" draw:start-glue-point="2" draw:end-shape="id10" draw:end-glue-point="0" svg:d="m10708 23133 1 1500">
          <text:p/>
        </draw:connector>
        <draw:connector draw:style-name="gr3" draw:text-style-name="P1" draw:layer="layout" draw:type="line" svg:x1="7.888cm" svg:y1="12.633cm" svg:x2="7.886cm" svg:y2="14.133cm" draw:start-shape="id11" draw:start-glue-point="2" draw:end-shape="id1" svg:d="m7888 12633-2 1500">
          <text:p/>
        </draw:connector>
        <draw:connector draw:style-name="gr3" draw:text-style-name="P1" draw:layer="layout" draw:type="line" svg:x1="10.709cm" svg:y1="12.633cm" svg:x2="10.708cm" svg:y2="14.133cm" draw:start-shape="id12" draw:start-glue-point="2" draw:end-shape="id3" draw:end-glue-point="0" svg:d="m10709 12633-1 1500">
          <text:p/>
        </draw:connector>
        <draw:frame draw:style-name="gr1" draw:text-style-name="P1" draw:id="id14" draw:layer="layout" svg:width="2.321cm" svg:height="2cm" svg:x="15.228cm" svg:y="16.135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id="id13" draw:layer="layout" svg:width="2.321cm" svg:height="2cm" svg:x="15.205cm" svg:y="18.633cm">
          <draw:image xlink:href="../../../../p2pse/Tese/Fig/Diagrama1.wmf" xlink:type="simple" xlink:show="embed" xlink:actuate="onLoad">
            <text:p/>
          </draw:image>
        </draw:frame>
        <draw:connector draw:style-name="gr3" draw:text-style-name="P1" draw:layer="layout" draw:type="line" svg:x1="14.369cm" svg:y1="19.633cm" svg:x2="15.205cm" svg:y2="19.633cm" draw:start-shape="id7" draw:start-glue-point="1" draw:end-shape="id13" svg:d="m14369 19633h836">
          <text:p/>
        </draw:connector>
        <draw:connector draw:style-name="gr3" draw:text-style-name="P1" draw:layer="layout" draw:type="line" svg:x1="14.369cm" svg:y1="17.135cm" svg:x2="15.228cm" svg:y2="17.135cm" draw:start-shape="id4" draw:start-glue-point="1" draw:end-shape="id14" draw:end-glue-point="3" svg:d="m14369 17135h859">
          <text:p/>
        </draw:connector>
        <draw:frame draw:style-name="gr1" draw:text-style-name="P1" draw:id="id16" draw:layer="layout" svg:width="2.321cm" svg:height="2cm" svg:x="1.049cm" svg:y="18.633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id="id15" draw:layer="layout" svg:width="2.321cm" svg:height="2cm" svg:x="1.049cm" svg:y="16.135cm">
          <draw:image xlink:href="../../../../p2pse/Tese/Fig/Diagrama1.wmf" xlink:type="simple" xlink:show="embed" xlink:actuate="onLoad">
            <text:p/>
          </draw:image>
        </draw:frame>
        <draw:connector draw:style-name="gr3" draw:text-style-name="P1" draw:layer="layout" draw:type="line" svg:x1="3.37cm" svg:y1="17.135cm" svg:x2="4.228cm" svg:y2="17.135cm" draw:start-shape="id15" draw:end-shape="id6" draw:end-glue-point="3" svg:d="m3370 17135h858">
          <text:p/>
        </draw:connector>
        <draw:connector draw:style-name="gr3" draw:text-style-name="P1" draw:layer="layout" draw:type="line" svg:x1="3.37cm" svg:y1="19.633cm" svg:x2="4.228cm" svg:y2="19.633cm" draw:start-shape="id16" draw:end-shape="id8" draw:end-glue-point="3" svg:d="m3370 19633h858">
          <text:p/>
        </draw:connector>
        <draw:connector draw:style-name="gr4" draw:text-style-name="P1" draw:layer="layout" draw:type="line" svg:x1="9.096cm" svg:y1="9.083cm" svg:x2="9.299cm" svg:y2="9.633cm" draw:start-shape="id17" draw:start-glue-point="0" draw:end-shape="id18" draw:end-glue-point="0" svg:d="m9096 9083 203 550">
          <text:p/>
        </draw:connector>
        <draw:rect draw:style-name="gr5" draw:text-style-name="P1" draw:id="id18" draw:layer="layout" svg:width="18.5cm" svg:height="18cm" svg:x="0.049cm" svg:y="9.633cm">
          <text:p/>
        </draw:rect>
        <draw:frame draw:style-name="gr6" draw:text-style-name="P3" draw:id="id17" draw:layer="layout" svg:width="4.192cm" svg:height="3.083cm" svg:x="7cm" svg:y="6cm">
          <draw:text-box>
            <text:p text:style-name="P2"><text:span text:style-name="T1">Gerente de célula</text:span></text:p>
            <text:p text:style-name="P2"><text:span text:style-name="T1">(servidor)</text:span></text:p>
          </draw:text-box>
        </draw:frame>
        <draw:frame draw:style-name="gr7" draw:text-style-name="P5" draw:layer="layout" svg:width="4.731cm" svg:height="1.289cm" svg:x="13.769cm" svg:y="10cm">
          <draw:text-box>
            <text:p text:style-name="P4"><text:span text:style-name="T1">Uma célula</text:span></text:p>
          </draw:text-box>
        </draw:frame>
        <draw:rect draw:style-name="gr8" draw:text-style-name="P1" draw:layer="layout" svg:width="10.9cm" svg:height="10.93cm" svg:x="3.843cm" svg:y="13.133cm">
          <text:p/>
        </draw:rect>
        <draw:line draw:style-name="gr9" draw:text-style-name="P1" draw:layer="layout" svg:x1="12.549cm" svg:y1="14.634cm" svg:x2="20.049cm" svg:y2="14.634cm">
          <text:p/>
        </draw:line>
        <draw:line draw:style-name="gr9" draw:text-style-name="P1" draw:layer="layout" svg:x1="12.549cm" svg:y1="25.105cm" svg:x2="20.049cm" svg:y2="25.115cm">
          <text:p/>
        </draw:line>
        <draw:frame draw:style-name="gr10" draw:text-style-name="P5" draw:layer="layout" svg:width="6.642cm" svg:height="4.971cm" svg:x="20.358cm" svg:y="13cm">
          <draw:text-box>
            <text:p text:style-name="P4"><text:span text:style-name="T1">Nós primários </text:span></text:p>
            <text:p text:style-name="P4"><text:span text:style-name="T1">da célula </text:span></text:p>
            <text:p text:style-name="P4"><text:span text:style-name="T1">(dentro do </text:span></text:p>
            <text:p text:style-name="P4"><text:span text:style-name="T1"><text:s/></text:span><text:span text:style-name="T1">retângulo</text:span></text:p>
            <text:p text:style-name="P4"><text:span text:style-name="T1"><text:s/></text:span><text:span text:style-name="T1">pontilhado)</text:span></text:p>
          </draw:text-box>
        </draw:frame>
        <draw:frame draw:style-name="gr11" draw:text-style-name="P5" draw:layer="layout" svg:width="8.448cm" svg:height="3.083cm" svg:x="20.052cm" svg:y="23.5cm">
          <draw:text-box>
            <text:p text:style-name="P4"><text:span text:style-name="T1">Nós de back-up </text:span></text:p>
            <text:p text:style-name="P4"><text:span text:style-name="T1">da célula (fora do </text:span></text:p>
            <text:p text:style-name="P4"><text:span text:style-name="T1">retângulo pontilhado)</text:span></text:p>
          </draw:text-box>
        </draw:frame>
        <draw:frame draw:style-name="gr2" draw:text-style-name="P1" draw:layer="layout" svg:width="3.5cm" svg:height="5cm" svg:x="11.549cm" svg:y="1.632cm">
          <draw:image xlink:href="../../../../p2pse/Tese/Fig/Server.wmf" xlink:type="simple" xlink:show="embed" xlink:actuate="onLoad">
            <text:p/>
          </draw:image>
        </draw:frame>
        <draw:frame draw:style-name="gr2" draw:text-style-name="P1" draw:layer="layout" svg:width="3.5cm" svg:height="5cm" svg:x="15.049cm" svg:y="1.632cm">
          <draw:image xlink:href="../../../../p2pse/Tese/Fig/Server.wmf" xlink:type="simple" xlink:show="embed" xlink:actuate="onLoad">
            <text:p/>
          </draw:image>
        </draw:frame>
        <draw:frame draw:style-name="gr12" draw:text-style-name="P5" draw:layer="layout" svg:width="8.549cm" svg:height="4.345cm" svg:x="11.5cm" svg:y="6.133cm">
          <draw:text-box>
            <text:p text:style-name="P4"><text:span text:style-name="T1">... Outros gerentes</text:span></text:p>
            <text:p text:style-name="P4"><text:span text:style-name="T1">com outras células ...</text:span></text:p>
          </draw:text-box>
        </draw:frame>
        <draw:frame draw:style-name="gr13" draw:text-style-name="P5" draw:layer="layout" svg:width="8.274cm" svg:height="2.308cm" svg:x="0cm" svg:y="1.692cm">
          <draw:text-box>
            <text:p text:style-name="P4"><text:span text:style-name="T1">... Outras células no </text:span></text:p>
            <text:p text:style-name="P4"><text:span text:style-name="T1"><text:s text:c="2"/></text:span><text:span text:style-name="T1">mesmo gerente...</text:span></text:p>
          </draw:text-box>
        </draw:frame>
        <draw:line draw:style-name="gr3" draw:text-style-name="P1" draw:layer="layout" svg:x1="7.549cm" svg:y1="0.633cm" svg:x2="21.049cm" svg:y2="0.633cm">
          <text:p/>
        </draw:line>
        <draw:line draw:style-name="gr3" draw:text-style-name="P1" draw:layer="layout" svg:x1="9.049cm" svg:y1="0.633cm" svg:x2="9.049cm" svg:y2="2.133cm">
          <text:p/>
        </draw:line>
        <draw:line draw:style-name="gr3" draw:text-style-name="P1" draw:layer="layout" svg:x1="13.549cm" svg:y1="0.633cm" svg:x2="13.549cm" svg:y2="2.133cm">
          <text:p/>
        </draw:line>
        <draw:line draw:style-name="gr3" draw:text-style-name="P1" draw:layer="layout" svg:x1="17.049cm" svg:y1="0.633cm" svg:x2="17.049cm" svg:y2="2.133cm">
          <text:p/>
        </draw:line>
        <draw:rect draw:style-name="gr5" draw:text-style-name="P1" draw:layer="layout" svg:width="3cm" svg:height="2.5cm" svg:x="0.049cm" svg:y="4.133cm">
          <text:p/>
        </draw:rect>
        <draw:rect draw:style-name="gr14" draw:text-style-name="P1" draw:layer="layout" svg:width="3cm" svg:height="2.5cm" svg:x="1.049cm" svg:y="5.133cm">
          <text:p/>
        </draw:rect>
        <draw:rect draw:style-name="gr14" draw:text-style-name="P1" draw:layer="layout" svg:width="3cm" svg:height="2.5cm" svg:x="2.049cm" svg:y="6.133cm">
          <text:p/>
        </draw:rect>
        <draw:line draw:style-name="gr15" draw:text-style-name="P1" draw:layer="layout" svg:x1="7.55cm" svg:y1="4.134cm" svg:x2="3.05cm" svg:y2="4.634cm">
          <text:p/>
        </draw:line>
        <draw:line draw:style-name="gr15" draw:text-style-name="P1" draw:layer="layout" svg:x1="7.549cm" svg:y1="4.633cm" svg:x2="4.049cm" svg:y2="5.633cm">
          <text:p/>
        </draw:line>
        <draw:line draw:style-name="gr15" draw:text-style-name="P1" draw:layer="layout" svg:x1="7.549cm" svg:y1="5.133cm" svg:x2="5.049cm" svg:y2="6.633cm">
          <text:p/>
        </draw:line>
        <draw:rect draw:style-name="gr14" draw:text-style-name="P1" draw:layer="layout" svg:width="3cm" svg:height="2.5cm" svg:x="22.549cm" svg:y="4.133cm">
          <text:p/>
        </draw:rect>
        <draw:rect draw:style-name="gr14" draw:text-style-name="P1" draw:layer="layout" svg:width="3cm" svg:height="2.5cm" svg:x="21.549cm" svg:y="5.133cm">
          <text:p/>
        </draw:rect>
        <draw:rect draw:style-name="gr14" draw:text-style-name="P1" draw:layer="layout" svg:width="3cm" svg:height="2.5cm" svg:x="20.549cm" svg:y="6.133cm">
          <text:p/>
        </draw:rect>
        <draw:line draw:style-name="gr9" draw:text-style-name="P1" draw:layer="layout" svg:x1="18.549cm" svg:y1="4.134cm" svg:x2="22.549cm" svg:y2="4.634cm">
          <text:p/>
        </draw:line>
        <draw:line draw:style-name="gr9" draw:text-style-name="P1" draw:layer="layout" svg:x1="18.549cm" svg:y1="4.633cm" svg:x2="21.549cm" svg:y2="5.633cm">
          <text:p/>
        </draw:line>
        <draw:line draw:style-name="gr9" draw:text-style-name="P1" draw:layer="layout" svg:x1="18.549cm" svg:y1="5.133cm" svg:x2="20.549cm" svg:y2="6.633cm">
          <text:p/>
        </draw:line>
        <draw:line draw:style-name="gr3" draw:text-style-name="P1" draw:layer="layout" svg:x1="23.026cm" svg:y1="0.633cm" svg:x2="40.526cm" svg:y2="0.633cm">
          <text:p/>
        </draw:line>
        <draw:frame draw:style-name="gr2" draw:text-style-name="P1" draw:layer="layout" svg:width="3.5cm" svg:height="5cm" svg:x="36.5cm" svg:y="1.63cm">
          <draw:image xlink:href="../../../../p2pse/Tese/Fig/Server.wmf" xlink:type="simple" xlink:show="embed" xlink:actuate="onLoad">
            <text:p/>
          </draw:image>
        </draw:frame>
        <draw:line draw:style-name="gr3" draw:text-style-name="P1" draw:layer="layout" svg:x1="38.497cm" svg:y1="0.633cm" svg:x2="38.507cm" svg:y2="2.133cm">
          <text:p/>
        </draw:line>
        <draw:frame draw:style-name="gr16" draw:text-style-name="P7" draw:id="id19" draw:layer="layout" svg:width="7.5cm" svg:height="2.139cm" svg:x="35cm" svg:y="6cm">
          <draw:text-box>
            <text:p text:style-name="P6"><text:span text:style-name="T1">Preenchedor de</text:span></text:p>
            <text:p text:style-name="P6"><text:span text:style-name="T1">células <text:s/>(servidor)</text:span></text:p>
          </draw:text-box>
        </draw:frame>
        <draw:frame draw:style-name="gr1" draw:text-style-name="P1" draw:layer="layout" svg:width="2.321cm" svg:height="2cm" svg:x="30.705cm" svg:y="13.133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layer="layout" svg:width="2.321cm" svg:height="2cm" svg:x="34.526cm" svg:y="16.633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layer="layout" svg:width="2.321cm" svg:height="2cm" svg:x="35.527cm" svg:y="11.633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layer="layout" svg:width="2.321cm" svg:height="2cm" svg:x="38.527cm" svg:y="15.633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layer="layout" svg:width="2.321cm" svg:height="2cm" svg:x="39.705cm" svg:y="18.633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layer="layout" svg:width="2.321cm" svg:height="2cm" svg:x="36.705cm" svg:y="20.633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layer="layout" svg:width="2.321cm" svg:height="2cm" svg:x="33.526cm" svg:y="19.633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layer="layout" svg:width="2.321cm" svg:height="2cm" svg:x="31.526cm" svg:y="16.633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layer="layout" svg:width="2.321cm" svg:height="2cm" svg:x="28.705cm" svg:y="17.133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layer="layout" svg:width="2.321cm" svg:height="2cm" svg:x="37.027cm" svg:y="18.133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layer="layout" svg:width="2.321cm" svg:height="2cm" svg:x="38.527cm" svg:y="13.133cm">
          <draw:image xlink:href="../../../../p2pse/Tese/Fig/Diagrama1.wmf" xlink:type="simple" xlink:show="embed" xlink:actuate="onLoad">
            <text:p/>
          </draw:image>
        </draw:frame>
        <draw:frame draw:style-name="gr17" draw:text-style-name="P5" draw:layer="layout" svg:width="11.5cm" svg:height="4.345cm" svg:x="30.5cm" svg:y="24.655cm">
          <draw:text-box>
            <text:p text:style-name="P4"><text:span text:style-name="T1">Conjunto de nós-cliente</text:span></text:p>
            <text:p text:style-name="P4"><text:span text:style-name="T1">voluntários, esperando </text:span></text:p>
            <text:p text:style-name="P4"><text:span text:style-name="T1">por alocação em uma célula</text:span></text:p>
          </draw:text-box>
        </draw:frame>
        <draw:frame draw:style-name="gr1" draw:text-style-name="P1" draw:layer="layout" svg:width="2.321cm" svg:height="2cm" svg:x="34.705cm" svg:y="14.133cm">
          <draw:image xlink:href="../../../../p2pse/Tese/Fig/Diagrama1.wmf" xlink:type="simple" xlink:show="embed" xlink:actuate="onLoad">
            <text:p/>
          </draw:image>
        </draw:frame>
        <draw:connector draw:style-name="gr4" draw:text-style-name="P1" draw:layer="layout" svg:x1="38.75cm" svg:y1="8.139cm" svg:x2="35.027cm" svg:y2="10.633cm" draw:start-shape="id19" draw:start-glue-point="2" draw:end-shape="id20" svg:d="m38750 8139v1247h-3723v1247">
          <text:p/>
        </draw:connector>
        <draw:rect draw:style-name="gr18" draw:text-style-name="P1" draw:layer="layout" svg:width="3cm" svg:height="2.5cm" svg:x="22.1cm" svg:y="31.5cm">
          <text:p text:style-name="P2">2</text:p>
          <text:p text:style-name="P2"/>
        </draw:rect>
        <draw:rect draw:style-name="gr8" draw:text-style-name="P1" draw:layer="layout" svg:width="1.9cm" svg:height="1.5cm" svg:x="22.6cm" svg:y="32cm">
          <text:p/>
        </draw:rect>
        <draw:rect draw:style-name="gr18" draw:text-style-name="P1" draw:layer="layout" svg:width="3cm" svg:height="2.5cm" svg:x="20.5cm" svg:y="33cm">
          <text:p text:style-name="P2">1</text:p>
          <text:p text:style-name="P2"/>
        </draw:rect>
        <draw:line draw:style-name="gr15" draw:text-style-name="P1" draw:layer="layout" svg:x1="13.527cm" svg:y1="24.133cm" svg:x2="21cm" svg:y2="33.5cm">
          <text:p/>
        </draw:line>
        <draw:line draw:style-name="gr15" draw:text-style-name="P1" draw:layer="layout" svg:x1="14.526cm" svg:y1="24.133cm" svg:x2="22.5cm" svg:y2="32cm">
          <text:p/>
        </draw:line>
        <draw:frame draw:style-name="gr19" draw:text-style-name="P5" draw:layer="layout" svg:width="16.47cm" svg:height="6.859cm" svg:x="27.161cm" svg:y="30.106cm">
          <draw:text-box>
            <text:p text:style-name="P4"><text:span text:style-name="T1">Sincronização em tempo real dos nós </text:span></text:p>
            <text:p text:style-name="P4"><text:span text:style-name="T1"><text:s/></text:span><text:span text:style-name="T1">primários de uma célula com os nós </text:span></text:p>
            <text:p text:style-name="P4"><text:span text:style-name="T1"><text:s/></text:span><text:span text:style-name="T1">primários de todas as N células vizinhas.</text:span></text:p>
            <text:p text:style-name="P4"><text:span text:style-name="T1"/></text:p>
            <text:p text:style-name="P4"><text:span text:style-name="T1">(Todas as células tem N=8 céulas vizinhas</text:span></text:p>
            <text:p text:style-name="P4"><text:span text:style-name="T1"><text:s text:c="2"/></text:span><text:span text:style-name="T1">para sincronizar se o mundo virtual do </text:span></text:p>
            <text:p text:style-name="P4"><text:span text:style-name="T1"><text:s text:c="2"/></text:span><text:span text:style-name="T1">Jogo é uma grade 2D de retângulos)</text:span></text:p>
          </draw:text-box>
        </draw:frame>
        <draw:rect draw:style-name="gr8" draw:text-style-name="P1" draw:layer="layout" svg:width="1.9cm" svg:height="1.5cm" svg:x="21.1cm" svg:y="33.5cm">
          <text:p/>
        </draw:rect>
        <draw:frame draw:style-name="gr1" draw:text-style-name="P1" draw:layer="layout" svg:width="2.321cm" svg:height="2cm" svg:x="0.5cm" svg:y="29.5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layer="layout" svg:width="2.321cm" svg:height="2cm" svg:x="4cm" svg:y="29.5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layer="layout" svg:width="2.321cm" svg:height="2cm" svg:x="7.5cm" svg:y="29.5cm">
          <draw:image xlink:href="../../../../p2pse/Tese/Fig/Diagrama1.wmf" xlink:type="simple" xlink:show="embed" xlink:actuate="onLoad">
            <text:p/>
          </draw:image>
        </draw:frame>
        <draw:frame draw:style-name="gr1" draw:text-style-name="P1" draw:layer="layout" svg:width="2.321cm" svg:height="2cm" svg:x="15.5cm" svg:y="29.5cm">
          <draw:image xlink:href="../../../../p2pse/Tese/Fig/Diagrama1.wmf" xlink:type="simple" xlink:show="embed" xlink:actuate="onLoad">
            <text:p/>
          </draw:image>
        </draw:frame>
        <draw:frame draw:style-name="gr20" draw:text-style-name="P5" draw:layer="layout" svg:width="1.535cm" svg:height="2.422cm" svg:x="13.991cm" svg:y="29.5cm">
          <draw:text-box>
            <text:p text:style-name="P4"><text:span text:style-name="T1">...</text:span></text:p>
          </draw:text-box>
        </draw:frame>
        <draw:frame draw:style-name="gr1" draw:text-style-name="P1" draw:layer="layout" svg:width="2.321cm" svg:height="2cm" svg:x="11cm" svg:y="29.5cm">
          <draw:image xlink:href="../../../../p2pse/Tese/Fig/Diagrama1.wmf" xlink:type="simple" xlink:show="embed" xlink:actuate="onLoad">
            <text:p/>
          </draw:image>
        </draw:frame>
        <draw:frame draw:style-name="gr21" draw:text-style-name="P5" draw:layer="layout" svg:width="19cm" svg:height="5.915cm" svg:x="0.5cm" svg:y="32cm">
          <draw:text-box>
            <text:p text:style-name="P4"><text:span text:style-name="T1">Clientes cujos avatares são de posse desta</text:span></text:p>
            <text:p text:style-name="P4"><text:span text:style-name="T1"><text:s text:c="2"/></text:span><text:span text:style-name="T1">célula: eles enviam comandos e recebem </text:span></text:p>
            <text:p text:style-name="P4"><text:span text:style-name="T1"><text:s text:c="2"/></text:span><text:span text:style-name="T1">atualizações de estado dos nós primários </text:span></text:p>
            <text:p text:style-name="P4"><text:span text:style-name="T1"><text:s text:c="2"/></text:span><text:span text:style-name="T1">desta célula.</text:span></text:p>
            <text:p text:style-name="P4"><text:span text:style-name="T1">As atualizações podem incluir objetos que são </text:span></text:p>
            <text:p text:style-name="P4"><text:span text:style-name="T1"><text:s text:c="2"/></text:span><text:span text:style-name="T1">De posse de células vizinhas.</text:span></text:p>
          </draw:text-box>
        </draw:frame>
        <draw:line draw:style-name="gr15" draw:text-style-name="P1" draw:layer="layout" svg:x1="4.027cm" svg:y1="24.133cm" svg:x2="1.5cm" svg:y2="29.5cm">
          <text:p/>
        </draw:line>
        <draw:line draw:style-name="gr15" draw:text-style-name="P1" draw:layer="layout" svg:x1="5.526cm" svg:y1="24.133cm" svg:x2="5cm" svg:y2="29.5cm">
          <text:p/>
        </draw:line>
        <draw:line draw:style-name="gr15" draw:text-style-name="P1" draw:layer="layout" svg:x1="9.526cm" svg:y1="24.133cm" svg:x2="8.5cm" svg:y2="29.5cm">
          <text:p/>
        </draw:line>
        <draw:line draw:style-name="gr15" draw:text-style-name="P1" draw:layer="layout" svg:x1="12.027cm" svg:y1="24.133cm" svg:x2="12cm" svg:y2="29.5cm">
          <text:p/>
        </draw:line>
        <draw:line draw:style-name="gr15" draw:text-style-name="P1" draw:layer="layout" svg:x1="13.026cm" svg:y1="24.133cm" svg:x2="16.5cm" svg:y2="29.5cm">
          <text:p/>
        </draw:line>
        <draw:frame draw:style-name="gr22" draw:text-style-name="P5" draw:layer="layout" svg:width="1.535cm" svg:height="1.289cm" svg:x="40.965cm" svg:y="0cm">
          <draw:text-box>
            <text:p text:style-name="P4"><text:span text:style-name="T1">...</text:span></text:p>
          </draw:text-box>
        </draw:frame>
        <draw:frame draw:style-name="gr22" draw:text-style-name="P5" draw:layer="layout" svg:width="1.535cm" svg:height="1.289cm" svg:x="21.491cm" svg:y="0.133cm">
          <draw:text-box>
            <text:p text:style-name="P4"><text:span text:style-name="T1">...</text:span></text:p>
          </draw:text-box>
        </draw:frame>
        <draw:frame draw:style-name="gr22" draw:text-style-name="P5" draw:layer="layout" svg:width="1.535cm" svg:height="1.289cm" svg:x="5.991cm" svg:y="-0.06cm">
          <draw:text-box>
            <text:p text:style-name="P4"><text:span text:style-name="T1">...</text:span></text:p>
          </draw:text-box>
        </draw:frame>
        <draw:frame draw:style-name="gr23" draw:text-style-name="P5" draw:layer="layout" svg:width="2cm" svg:height="1.5cm" svg:x="20.5cm" svg:y="28cm">
          <draw:text-box>
            <text:p text:style-name="P4"><text:span text:style-name="T1">...</text:span></text:p>
          </draw:text-box>
        </draw:frame>
        <draw:rect draw:style-name="gr18" draw:text-style-name="P1" draw:layer="layout" svg:width="3cm" svg:height="2.5cm" svg:x="24cm" svg:y="28.5cm">
          <text:p text:style-name="P2">N</text:p>
          <text:p text:style-name="P2"/>
        </draw:rect>
        <draw:rect draw:style-name="gr8" draw:text-style-name="P1" draw:layer="layout" svg:width="1.9cm" svg:height="1.5cm" svg:x="24.5cm" svg:y="29cm">
          <text:p/>
        </draw:rect>
        <draw:line draw:style-name="gr15" draw:text-style-name="P1" draw:layer="layout" svg:x1="15.027cm" svg:y1="23.634cm" svg:x2="24.5cm" svg:y2="29cm">
          <text:p/>
        </draw:line>
        <draw:frame draw:style-name="gr2" draw:text-style-name="P1" draw:layer="layout" svg:width="3.5cm" svg:height="5cm" svg:x="15.049cm" svg:y="1.633cm">
          <draw:image xlink:href="../../../../p2pse/Tese/Fig/Server.wmf" xlink:type="simple" xlink:show="embed" xlink:actuate="onLoad">
            <text:p/>
          </draw:image>
        </draw:frame>
        <draw:line draw:style-name="gr3" draw:text-style-name="P1" draw:layer="layout" svg:x1="17.049cm" svg:y1="0.634cm" svg:x2="17.049cm" svg:y2="2.134cm">
          <text:p/>
        </draw:line>
        <draw:frame draw:style-name="gr2" draw:text-style-name="P1" draw:layer="layout" svg:width="3.5cm" svg:height="5cm" svg:x="30cm" svg:y="1.63cm">
          <draw:image xlink:href="../../../../p2pse/Tese/Fig/Server.wmf" xlink:type="simple" xlink:show="embed" xlink:actuate="onLoad">
            <text:p/>
          </draw:image>
        </draw:frame>
        <draw:line draw:style-name="gr3" draw:text-style-name="P1" draw:layer="layout" svg:x1="32cm" svg:y1="0.63cm" svg:x2="32cm" svg:y2="2cm">
          <text:p/>
        </draw:line>
        <draw:frame draw:style-name="gr16" draw:text-style-name="P7" draw:layer="layout" svg:width="4cm" svg:height="2.139cm" svg:x="30.5cm" svg:y="6cm">
          <draw:text-box>
            <text:p text:style-name="P6"><text:span text:style-name="T1">Servidor</text:span></text:p>
            <text:p text:style-name="P6"><text:span text:style-name="T1">mestre</text:span></text:p>
          </draw:text-box>
        </draw:frame>
        <draw:custom-shape draw:style-name="gr24" draw:text-style-name="P8" draw:layer="layout" svg:width="2.5cm" svg:height="3cm" svg:x="27.5cm" svg:y="2.5cm">
          <text:p text:style-name="P2"><text:span text:style-name="T2">Dados</text:span></text:p>
          <text:p text:style-name="P2"><text:span text:style-name="T2">Globa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1" draw:layer="layout" svg:x1="30cm" svg:y1="4cm" svg:x2="31cm" svg:y2="4cm">
          <text:p/>
        </draw:line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43.6cm" fo:page-height="3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5.939cm" svg:height="5.176cm" svg:x="2.97cm" svg:y="3.659cm" draw:page-number="1"/>
      <draw:page-thumbnail draw:layer="backgroundobjects" svg:width="5.939cm" svg:height="5.176cm" svg:x="11.88cm" svg:y="3.659cm"/>
      <draw:page-thumbnail draw:layer="backgroundobjects" svg:width="5.939cm" svg:height="5.176cm" svg:x="20.79cm" svg:y="3.659cm"/>
      <draw:page-thumbnail draw:layer="backgroundobjects" svg:width="5.939cm" svg:height="5.176cm" svg:x="2.97cm" svg:y="12.164cm"/>
      <draw:page-thumbnail draw:layer="backgroundobjects" svg:width="5.939cm" svg:height="5.176cm" svg:x="11.88cm" svg:y="12.164cm"/>
      <draw:page-thumbnail draw:layer="backgroundobjects" svg:width="5.939cm" svg:height="5.176cm" svg:x="20.79cm" svg:y="12.164cm"/>
    </style:handout-master>
    <style:master-page style:name="Padrão" style:page-layout-name="PM1" draw:style-name="Mdp1">
      <draw:frame presentation:style-name="Padrão-title" draw:layer="backgroundobjects" svg:width="25.199cm" svg:height="3.506cm" svg:x="1.398cm" svg:y="0.834cm" presentation:class="title" presentation:placeholder="true">
        <draw:text-box/>
      </draw:frame>
      <draw:frame presentation:style-name="Padrão-outline1" draw:layer="backgroundobjects" svg:width="25.199cm" svg:height="13.859cm" svg:x="1.398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398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BrOffice.org/3.0$Win32 OpenOffice.org_project/300m15$Build-9379</meta:generator>
    <meta:creation-date>2008-03-20T15:37:36</meta:creation-date>
    <dc:date>2009-06-01T14:54:39.87</dc:date>
    <meta:editing-cycles>18</meta:editing-cycles>
    <meta:editing-duration>PT02H18M02S</meta:editing-duration>
    <meta:document-statistic meta:object-count="157"/>
    <meta:user-defined meta:name="Info 1"/>
    <meta:user-defined meta:name="Info 2"/>
    <meta:user-defined meta:name="Info 3"/>
    <meta:user-defined meta:name="Info 4"/>
  </office:meta>
</office:document-meta>
</file>